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06in" fo:margin-left="-0.07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5736in"/>
    </style:style>
    <style:style style:name="Table1.D" style:family="table-column">
      <style:table-column-properties style:column-width="1.1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4" style:family="table-row">
      <style:table-row-properties style:min-row-height="0.2611in" fo:keep-together="auto"/>
    </style:style>
    <style:style style:name="Table1.8" style:family="table-row">
      <style:table-row-properties style:min-row-height="0.2076in" fo:keep-together="auto"/>
    </style:style>
    <style:style style:name="Table2" style:family="table">
      <style:table-properties style:width="7.4757in" fo:margin-left="-0.0104in" table:align="left" style:writing-mode="lr-tb"/>
    </style:style>
    <style:style style:name="Table2.A" style:family="table-column">
      <style:table-column-properties style:column-width="7.4757in"/>
    </style:style>
    <style:style style:name="Table2.1" style:family="table-row">
      <style:table-row-properties style:min-row-height="0.4778in" fo:keep-together="auto"/>
    </style:style>
    <style:style style:name="Table2.A1" style:family="table-cell">
      <style:table-cell-properties style:vertical-align="top" fo:padding="0.0382in" fo:border-left="0.25pt solid #000000" fo:border-right="0.25pt solid #000000" fo:border-top="0.5pt solid #000000" fo:border-bottom="0.2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7493in" fo:keep-together="auto"/>
    </style:style>
    <style:style style:name="Table2.A4" style:family="table-cell">
      <style:table-cell-properties style:vertical-align="top" fo:padding="0.0382in" fo:border-left="0.25pt solid #000000" fo:border-right="0.25pt solid #000000" fo:border-top="none" fo:border-bottom="0.5pt solid #000000" style:writing-mode="lr-tb"/>
    </style:style>
    <style:style style:name="Table2.5" style:family="table-row">
      <style:table-row-properties style:min-row-height="0.6757in" fo:keep-together="auto"/>
    </style:style>
    <style:style style:name="Table2.A5" style:family="table-cell">
      <style:table-cell-properties style:vertical-align="top" fo:padding="0.0382in" fo:border="0.5pt solid #000000" style:writing-mode="lr-tb"/>
    </style:style>
    <style:style style:name="Table2.6" style:family="table-row">
      <style:table-row-properties style:min-row-height="0.6063in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fo:font-size="9pt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fo:language="ru" fo:country="RU" style:font-size-asian="9pt"/>
    </style:style>
    <style:style style:name="P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d5693" officeooo:paragraph-rsid="001d5693" style:font-size-asian="9pt"/>
    </style:style>
    <style:style style:name="P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f2e37" officeooo:paragraph-rsid="001f2e37" style:font-size-asian="9pt"/>
    </style:style>
    <style:style style:name="P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a6a4" officeooo:paragraph-rsid="0026a6a4" style:font-size-asian="9pt"/>
    </style:style>
    <style:style style:name="P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85e9d" officeooo:paragraph-rsid="00285e9d" style:font-size-asian="9pt"/>
    </style:style>
    <style:style style:name="P10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5553c" officeooo:paragraph-rsid="0035553c" style:font-size-asian="9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57db2" officeooo:paragraph-rsid="00357db2" style:font-size-asian="9pt"/>
    </style:style>
    <style:style style:name="P13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officeooo:rsid="0037a756" officeooo:paragraph-rsid="0037a756" style:font-size-asian="9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e67a2" officeooo:paragraph-rsid="003e67a2" style:font-size-asian="9pt"/>
    </style:style>
    <style:style style:name="P15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officeooo:rsid="003e67a2" officeooo:paragraph-rsid="003e67a2" style:font-size-asian="9pt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40d019" officeooo:paragraph-rsid="0040d019" style:font-size-asian="9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ff340" officeooo:paragraph-rsid="004355ab" style:font-size-asian="9pt"/>
    </style:style>
    <style:style style:name="P18" style:family="paragraph" style:parent-style-name="Standard_20__28_user_29_">
      <style:paragraph-properties fo:text-align="center" style:justify-single-word="false"/>
      <style:text-properties fo:font-size="9pt" fo:language="ru" fo:country="RU" officeooo:rsid="001b980a" officeooo:paragraph-rsid="001b980a" fo:background-color="transparent" style:font-size-asian="9pt"/>
    </style:style>
    <style:style style:name="P19" style:family="paragraph" style:parent-style-name="Standard_20__28_user_29_">
      <style:paragraph-properties fo:text-align="center" style:justify-single-word="false"/>
      <style:text-properties fo:font-size="9pt" fo:background-color="transparent" style:font-size-asian="9pt"/>
    </style:style>
    <style:style style:name="P20" style:family="paragraph" style:parent-style-name="Standard_20__28_user_29_">
      <style:paragraph-properties fo:text-align="center" style:justify-single-word="false"/>
      <style:text-properties fo:font-size="9pt" officeooo:rsid="001d5693" officeooo:paragraph-rsid="001d5693" fo:background-color="transparent" style:font-size-asian="9pt"/>
    </style:style>
    <style:style style:name="P21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22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23" style:family="paragraph" style:parent-style-name="Standard_20__28_user_29_">
      <style:text-properties fo:font-size="3pt" fo:language="ru" fo:country="RU" style:font-size-asian="3pt" style:font-size-complex="3pt"/>
    </style:style>
    <style:style style:name="P24" style:family="paragraph" style:parent-style-name="Standard_20__28_user_29_">
      <style:text-properties fo:font-size="8pt" fo:language="ru" fo:country="RU" fo:background-color="transparent" style:font-size-asian="8pt" style:font-size-complex="8pt"/>
    </style:style>
    <style:style style:name="P25" style:family="paragraph" style:parent-style-name="Standard_20__28_user_29_">
      <style:paragraph-properties fo:text-align="start" style:justify-single-word="false" style:snap-to-layout-grid="false"/>
      <style:text-properties fo:font-size="8pt" fo:language="ru" fo:country="RU" officeooo:rsid="001d5693" officeooo:paragraph-rsid="001d5693" style:font-size-asian="8pt" style:font-size-complex="8pt"/>
    </style:style>
    <style:style style:name="P26" style:family="paragraph" style:parent-style-name="Table_20_Contents">
      <style:text-properties fo:font-size="10pt" fo:language="ru" fo:country="RU" fo:font-style="italic" officeooo:rsid="0037218a" officeooo:paragraph-rsid="003f17fa" fo:background-color="transparent" style:font-size-asian="10pt" style:font-style-asian="italic" style:font-size-complex="10pt" style:font-weight-complex="bold"/>
    </style:style>
    <style:style style:name="P2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46fba2" officeooo:paragraph-rsid="0046fba2" style:font-size-asian="9pt"/>
    </style:style>
    <style:style style:name="P28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style:font-size-asian="9pt"/>
    </style:style>
    <style:style style:name="P29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officeooo:paragraph-rsid="005787bf" style:font-size-asian="9pt"/>
    </style:style>
    <style:style style:name="P30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5075e5" officeooo:paragraph-rsid="005075e5" style:font-size-asian="9pt"/>
    </style:style>
    <style:style style:name="P3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5787bf" officeooo:paragraph-rsid="005787bf" style:font-size-asian="9pt"/>
    </style:style>
    <style:style style:name="P3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58a44f" officeooo:paragraph-rsid="0058a44f" style:font-size-asian="9pt"/>
    </style:style>
    <style:style style:name="P33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59e334" officeooo:paragraph-rsid="0059e334" style:font-size-asian="9pt"/>
    </style:style>
    <style:style style:name="P34" style:family="paragraph" style:parent-style-name="Table_20_Contents">
      <style:text-properties fo:language="ru" fo:country="RU" fo:font-weight="bold" officeooo:rsid="00175ab5" officeooo:paragraph-rsid="00175ab5" style:font-weight-asian="bold" style:font-weight-complex="bold"/>
    </style:style>
    <style:style style:name="P35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 officeooo:rsid="004f6ce3" officeooo:paragraph-rsid="004f6ce3"/>
    </style:style>
    <style:style style:name="P36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 officeooo:rsid="004f6ce3" officeooo:paragraph-rsid="005075e5"/>
    </style:style>
    <style:style style:name="P37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5075e5" officeooo:paragraph-rsid="005075e5"/>
    </style:style>
    <style:style style:name="P38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50d6f9" officeooo:paragraph-rsid="0050d6f9"/>
    </style:style>
    <style:style style:name="P39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ize="12pt" fo:language="ru" fo:country="RU" officeooo:rsid="004e11de" officeooo:paragraph-rsid="004e11de" style:font-size-asian="10.5pt" style:font-size-complex="12pt"/>
    </style:style>
    <style:style style:name="P40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ize="12pt" fo:language="ru" fo:country="RU" officeooo:rsid="004f6ce3" officeooo:paragraph-rsid="004f6ce3" style:font-size-asian="10.5pt" style:font-size-complex="12pt"/>
    </style:style>
    <style:style style:name="P41" style:family="paragraph" style:parent-style-name="Table_20_Contents">
      <style:text-properties officeooo:paragraph-rsid="00445356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5" style:family="text">
      <style:text-properties fo:language="ru" fo:country="RU" fo:font-style="italic" style:text-underline-style="solid" style:text-underline-width="auto" style:text-underline-color="font-color" officeooo:rsid="001881ee" fo:background-color="transparent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font-size="9pt" style:font-size-asian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b980a"/>
    </style:style>
    <style:style style:name="T12" style:family="text">
      <style:text-properties officeooo:rsid="00298fcb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26a6a4" style:font-size-asian="8pt" style:font-size-complex="8pt"/>
    </style:style>
    <style:style style:name="T15" style:family="text">
      <style:text-properties fo:font-size="8pt" officeooo:rsid="004355ab" style:font-size-asian="8pt" style:font-size-complex="8pt"/>
    </style:style>
    <style:style style:name="T16" style:family="text">
      <style:text-properties officeooo:rsid="00357db2"/>
    </style:style>
    <style:style style:name="T17" style:family="text">
      <style:text-properties officeooo:rsid="0037a756"/>
    </style:style>
    <style:style style:name="T18" style:family="text">
      <style:text-properties fo:language="en" fo:country="US"/>
    </style:style>
    <style:style style:name="T19" style:family="text">
      <style:text-properties fo:font-size="12pt" fo:language="ru" fo:country="RU" fo:font-weight="normal" officeooo:rsid="00445356" style:font-size-asian="12pt" style:font-weight-asian="normal" style:font-size-complex="12pt" style:font-weight-complex="normal"/>
    </style:style>
    <style:style style:name="T20" style:family="text">
      <style:text-properties officeooo:rsid="005075e5"/>
    </style:style>
    <style:style style:name="T21" style:family="text">
      <style:text-properties fo:font-style="italic" fo:font-weight="bold" officeooo:rsid="005075e5" style:font-style-asian="italic" style:font-weight-asian="bold" style:font-style-complex="italic" style:font-weight-complex="bold"/>
    </style:style>
    <style:style style:name="T22" style:family="text">
      <style:text-properties officeooo:rsid="005787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text:span text:style-name="T1"/></text:p>
      <text:p text:style-name="P2">Двухнедельная отчётная работа по «Информатике»: аннотация к статье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Дата прошедшей лекции</text:p>
          </table:table-cell>
          <table:table-cell table:style-name="Table1.A1" office:value-type="string">
            <text:p text:style-name="P5">Номер прошедшей лекции</text:p>
          </table:table-cell>
          <table:table-cell table:style-name="Table1.A1" office:value-type="string">
            <text:p text:style-name="P5">Название статьи/главы книги/видеолекции</text:p>
          </table:table-cell>
          <table:table-cell table:style-name="Table1.A1" office:value-type="string">
            <text:p text:style-name="P5">Дата публикации (не старше 2021 года)</text:p>
          </table:table-cell>
          <table:table-cell table:style-name="Table1.A1" office:value-type="string">
            <text:p text:style-name="P5">Размер статьи (от 400 слов)</text:p>
          </table:table-cell>
          <table:table-cell table:style-name="Table1.A1" office:value-type="string">
            <text:p text:style-name="P5">Дата сдачи</text:p>
          </table:table-cell>
        </table:table-row>
        <table:table-row table:style-name="Table1.1">
          <table:table-cell table:style-name="Table1.A1" office:value-type="string">
            <text:p text:style-name="P19">11.09.2024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4">Этимон цифры и числа</text:p>
          </table:table-cell>
          <table:table-cell table:style-name="Table1.A1" office:value-type="string">
            <text:p text:style-name="P18">30.08.2023</text:p>
          </table:table-cell>
          <table:table-cell table:style-name="Table1.A1" office:value-type="string">
            <text:p text:style-name="P19">~<text:span text:style-name="T11">2150</text:span></text:p>
          </table:table-cell>
          <table:table-cell table:style-name="Table1.A1" office:value-type="string">
            <text:p text:style-name="P19">25.09.2024<text:span text:style-name="T9"/></text:p>
          </table:table-cell>
        </table:table-row>
        <table:table-row table:style-name="Table1.1">
          <table:table-cell table:style-name="Table1.A3" office:value-type="string">
            <text:p text:style-name="P20">25.09.2024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25">Модификация алгоритма на основе сети Фейстеля с добавлением элемента случайности в ключ шифрования</text:p>
          </table:table-cell>
          <table:table-cell table:style-name="Table1.A1" office:value-type="string">
            <text:p text:style-name="P8">2021, <text:span text:style-name="T13">точная дата не найдена</text:span></text:p>
          </table:table-cell>
          <table:table-cell table:style-name="Table1.A1" office:value-type="string">
            <text:p text:style-name="P7">~2450</text:p>
          </table:table-cell>
          <table:table-cell table:style-name="Table1.A1" office:value-type="string">
            <text:p text:style-name="P6">09.10.2024</text:p>
          </table:table-cell>
        </table:table-row>
        <table:table-row table:style-name="Table1.4">
          <table:table-cell table:style-name="Table1.A1" office:value-type="string">
            <text:p text:style-name="P9">09.10.2024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10">Практическое применение функционального программирования и регулярных выражений в библиометрическом анализе</text:p>
          </table:table-cell>
          <table:table-cell table:style-name="Table1.A1" office:value-type="string">
            <text:p text:style-name="P9"><text:span text:style-name="T12">18.04.</text:span>2022</text:p>
          </table:table-cell>
          <table:table-cell table:style-name="Table1.A1" office:value-type="string">
            <text:p text:style-name="P9">~2000</text:p>
          </table:table-cell>
          <table:table-cell table:style-name="Table1.A1" office:value-type="string">
            <text:p text:style-name="P9">23.10.2024</text:p>
          </table:table-cell>
        </table:table-row>
        <table:table-row table:style-name="Table1.1">
          <table:table-cell table:style-name="Table1.A1" office:value-type="string">
            <text:p text:style-name="P11">23.10.202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13">Сравнение компьютерных продуктов для моделирования дорожного трафика PTV и SUMO</text:p>
          </table:table-cell>
          <table:table-cell table:style-name="Table1.A1" office:value-type="string">
            <text:p text:style-name="P12"><text:span text:style-name="T17">июнь </text:span>202<text:span text:style-name="T17">4</text:span></text:p>
          </table:table-cell>
          <table:table-cell table:style-name="Table1.A1" office:value-type="string">
            <text:p text:style-name="P12">~<text:span text:style-name="T17">1</text:span>000</text:p>
          </table:table-cell>
          <table:table-cell table:style-name="Table1.A1" office:value-type="string">
            <text:p text:style-name="P11"><text:span text:style-name="T16">09.11</text:span>.2024</text:p>
          </table:table-cell>
        </table:table-row>
        <table:table-row table:style-name="Table1.1">
          <table:table-cell table:style-name="Table1.A1" office:value-type="string">
            <text:p text:style-name="P14">09.11.202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15">Реализация учебного процесса вуза в условиях перехода на отечественное программное обеспечение</text:p>
          </table:table-cell>
          <table:table-cell table:style-name="Table1.A1" office:value-type="string">
            <text:p text:style-name="P17">2021, <text:span text:style-name="T15">т</text:span><text:span text:style-name="T14">очная дата не найдена</text:span></text:p>
          </table:table-cell>
          <table:table-cell table:style-name="Table1.A1" office:value-type="string">
            <text:p text:style-name="P16">~3600</text:p>
          </table:table-cell>
          <table:table-cell table:style-name="Table1.A1" office:value-type="string">
            <text:p text:style-name="P14">20.11.2024</text:p>
          </table:table-cell>
        </table:table-row>
        <table:table-row table:style-name="Table1.1">
          <table:table-cell table:style-name="Table1.A1" office:value-type="string">
            <text:p text:style-name="P27">20.11.2024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10">Graph-Guided Textual Explanation Generation Framework</text:p>
          </table:table-cell>
          <table:table-cell table:style-name="Table1.A1" office:value-type="string">
            <text:p text:style-name="P30">1<text:span text:style-name="T22">6</text:span>.12.2024</text:p>
          </table:table-cell>
          <table:table-cell table:style-name="Table1.A1" office:value-type="string">
            <text:p text:style-name="P33">~5300</text:p>
          </table:table-cell>
          <table:table-cell table:style-name="Table1.A1" office:value-type="string">
            <text:p text:style-name="P27">18.12.2024</text:p>
          </table:table-cell>
        </table:table-row>
        <table:table-row table:style-name="Table1.8">
          <table:table-cell table:style-name="Table1.A1" office:value-type="string">
            <text:p text:style-name="P27">04.12.2024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29">Greek2MathTex: A Greek Speech-to-Text Framework for LaTeX</text:p>
            <text:p text:style-name="P29">Equations Generation</text:p>
          </table:table-cell>
          <table:table-cell table:style-name="Table1.A1" office:value-type="string">
            <text:p text:style-name="P31">14.12.2024</text:p>
          </table:table-cell>
          <table:table-cell table:style-name="Table1.A1" office:value-type="string">
            <text:p text:style-name="P32">~2900</text:p>
          </table:table-cell>
          <table:table-cell table:style-name="Table1.A1" office:value-type="string">
            <text:p text:style-name="P27">18.12.2024</text:p>
          </table:table-cell>
        </table:table-row>
      </table:table>
      <text:p text:style-name="P2"/>
      <text:p text:style-name="P21"><text:span text:style-name="T1">Выполнил(а) </text:span><text:span text:style-name="T2"><text:tab/></text:span><text:span text:style-name="T3">Снагин С. М.</text:span><text:span text:style-name="T2"><text:tab/></text:span><text:span text:style-name="T1">, № группы </text:span><text:span text:style-name="T2"><text:tab/></text:span><text:span text:style-name="T4">Р</text:span><text:span text:style-name="T5">3115</text:span><text:span text:style-name="T2"><text:tab/></text:span><text:span text:style-name="T1">, оценка </text:span><text:span text:style-name="T2"><text:tab/></text:span></text:p>
      <text:p text:style-name="P22"><text:tab/>Фамилия И.О. студента<text:tab/>не заполнять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text:span text:style-name="T7">Прямая полная ссылка на источник или сокращённая ссылка (</text:span><text:span text:style-name="T10">bit</text:span><text:span text:style-name="T7">.</text:span><text:span text:style-name="T10">ly</text:span><text:span text:style-name="T7">, </text:span><text:span text:style-name="T10">tr</text:span><text:span text:style-name="T7">.</text:span><text:span text:style-name="T10">im</text:span><text:span text:style-name="T7"> и т.п.)</text:span></text:p>
            <text:p text:style-name="P26">https://arxiv.org/pdf/2412.12167</text:p>
          </table:table-cell>
        </table:table-row>
        <table:table-row table:style-name="Table2.2">
          <table:table-cell table:style-name="Table2.A2" office:value-type="string">
            <text:p text:style-name="P3">Теги, ключевые слова или словосочетания (минимум три слова)</text:p>
            <text:p text:style-name="P34">Automatic Speech Recognition, Natural Language Processing, Accessibility, LATEX Equations</text:p>
          </table:table-cell>
        </table:table-row>
        <table:table-row table:style-name="Table2.3">
          <table:table-cell table:style-name="Table2.A2" office:value-type="string">
            <text:p text:style-name="P3">Перечень фактов, упомянутых в статье (минимум четыре пункта)</text:p>
            <text:list text:style-name="WW8Num4">
              <text:list-item>
                <text:p text:style-name="P39">LaTex requires time to master and almost inaccessible for beginners, which became a challenge for Greek researchers.</text:p>
              </text:list-item>
              <text:list-item>
                <text:p text:style-name="P39">There were attempts in simillar works, such as creating labeling text and inputs, Grammar Language Model, <text:s/>Convolutional Neural Networks (probably).</text:p>
              </text:list-item>
              <text:list-item>
                <text:p text:style-name="P40">XLS-R by MetaAI* is responsible for speech recognition, was enhanced by collection of Greek audio speech, available in the Internet.</text:p>
              </text:list-item>
              <text:list-item>
                <text:p text:style-name="P40">In-through Context Learning was essential for guiding Large Language Model, for this purposes ChatGPT 3.5 Turbo was used.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3">Позитивные следствия и/или достоинства описанной в статье технологии (минимум три пункта)</text:p>
            <text:list text:style-name="WW8Num3">
              <text:list-item>
                <text:p text:style-name="P35">Greek2MathTex uses recent results in AI industry, which will probably inspire simillar works with other languages, not only verbal.</text:p>
              </text:list-item>
              <text:list-item>
                <text:p text:style-name="P35">Greek2MathTex, obviously, <text:span text:style-name="T20">helps Greek-speaking people to better create LaTex formulas.</text:span></text:p>
              </text:list-item>
              <text:list-item>
                <text:p text:style-name="P36">Greek2MathTex <text:span text:style-name="T20">is a key solution for </text:span><text:span text:style-name="T21">blind</text:span><text:span text:style-name="T20"> </text:span><text:span text:style-name="T21">or disordered</text:span><text:span text:style-name="T20"> Greek-speaking people.</text:span></text:p>
              </text:list-item>
            </text:list>
          </table:table-cell>
        </table:table-row>
        <table:table-row table:style-name="Table2.5">
          <table:table-cell table:style-name="Table2.A5" office:value-type="string">
            <text:p text:style-name="P3">Негативные следствия и/или недостатки описанной в статье технологии (минимум три пункта)<text:span text:style-name="T1"/></text:p>
            <text:list text:style-name="WW8Num2">
              <text:list-item>
                <text:p text:style-name="P37" loext:marker-style-name="T1">Direct dependence on speech recognition quality and online services in general (which may be fixed by self-hosted solutions)</text:p>
              </text:list-item>
              <text:list-item>
                <text:p text:style-name="P37" loext:marker-style-name="T1">Researchers used closed-source AI for speech recognition, so they did not have full control on their product (llama3 is the key :) )</text:p>
              </text:list-item>
              <text:list-item>
                <text:p text:style-name="P38" loext:marker-style-name="T1">The model was trained with limited data set (500 pairs of equations), it requires maintenance from developers for new symbols, functions, et<text:span text:style-name="T22">c.</text:span></text:p>
              </text:list-item>
            </text:list>
          </table:table-cell>
        </table:table-row>
        <table:table-row table:style-name="Table2.6">
          <table:table-cell table:style-name="Table2.A5" office:value-type="string">
            <text:p text:style-name="Table_20_Contents"><text:span text:style-name="T7">Ваши замечания, пожелания преподавателю </text:span><text:span text:style-name="T6">или</text:span><text:span text:style-name="T7"> анекдот о программистах</text:span><text:span text:style-name="Footnote_20_Symbol"><text:span text:style-name="T7"><text:note text:id="ftn1" text:note-class="footnote"><text:note-citation>1</text:note-citation><text:note-body><text:p text:style-name="Footnote"><text:span text:style-name="T8"><text:tab/></text:span><text:span text:style-name="T1">Наличие этой графы не влияет на оценку</text:span></text:p></text:note-body></text:note></text:span></text:span></text:p>
            <text:p text:style-name="P41"><text:span text:style-name="Emphasis"><text:span text:style-name="T19">* </text:span></text:span><text:span text:style-name="Emphasis"><text:span text:style-name="T18">The court recognized the activity of implementing social networks as extremist and banned it in Russia.</text:span>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Calibri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09-04-16T14:32:00</meta:creation-date>
    <dc:date>2024-12-27T10:39:32.966877703</dc:date>
    <meta:editing-cycles>56</meta:editing-cycles>
    <meta:editing-duration>PT22H44M19S</meta:editing-duration>
    <meta:generator>LibreOffice/24.2.7.2$Linux_X86_64 LibreOffice_project/420$Build-2</meta:generator>
    <meta:print-date>2024-11-20T04:05:59.981143760</meta:print-date>
    <meta:document-statistic meta:table-count="2" meta:image-count="0" meta:object-count="0" meta:page-count="1" meta:paragraph-count="73" meta:word-count="439" meta:character-count="3136" meta:non-whitespace-character-count="2772"/>
    <meta:user-defined meta:name="Info 1"/>
    <meta:user-defined meta:name="Info 2"/>
    <meta:user-defined meta:name="Info 3"/>
    <meta:user-defined meta:name="Info 4"/>
  </office:meta>
</office:document-meta>
</file>